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8:31:03.939460820</meta:creation-date>
    <dc:date>2025-03-18T10:59:32.129819368</dc:date>
    <meta:editing-duration>PT14M52S</meta:editing-duration>
    <meta:editing-cycles>3</meta:editing-cycles>
    <meta:generator>Collabora_Office/24.04.13.2$Linux_X86_64 LibreOffice_project/ae1906baed1bbbe2a5a78028cb2eb8aec5b65f1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